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fo:border-left="0.51pt solid #000000" fo:border-right="none" fo:border-top="0.06pt solid #000000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8pt" fo:language="en" fo:country="US" style:language-asian="zh" style:country-asian="CN" style:font-name-asian="Arial" style:font-name-complex="Arial" style:font-size-asian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column table:style-name="co1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llumina</text:p>
          </table:table-cell>
          <table:table-cell table:style-name="ce1" office:value-type="string" calcext:value-type="string">
            <text:p>Solid</text:p>
          </table:table-cell>
          <table:table-cell table:style-name="ce1" office:value-type="string" calcext:value-type="string">
            <text:p>Requirements</text:p>
          </table:table-cell>
          <table:table-cell table:style-name="ce1" office:value-type="string" calcext:value-type="string">
            <text:p>GUI</text:p>
          </table:table-cell>
          <table:table-cell table:style-name="ce1" office:value-type="string" calcext:value-type="string">
            <text:p>CLI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Cloud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Ergatis [215]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inux, MAC OS X, Window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b-based workflow management system for configuring and monitoring pipelines; offers components for BWA, bowtie without executables and is due to its complexity aimed at bioinformaticians;</text:p>
          </table:table-cell>
        </table:table-row>
        <table:table-row table:style-name="ro1">
          <table:table-cell office:value-type="string" calcext:value-type="string">
            <text:p>Galaxy [216]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inux, MAC OS 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eb-based platform for performing, reproducing, and sharing complete analyses; The system offers graphical workflow editing and includes many built-in NGS tools. Users can add new tools and share them with the community.</text:p>
          </table:table-cell>
        </table:table-row>
        <table:table-row table:style-name="ro1">
          <table:table-cell office:value-type="string" calcext:value-type="string">
            <text:p>Genboree Workbench [217]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inux, MAC OS X, Window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t is a platform for deploying genomic tools as a service and offers a web-based drag and drop interface. Tasks are executed on a compute cluster and data can be uploaded as tracks. The system cannot be installed locally. </text:p>
          </table:table-cell>
        </table:table-row>
        <table:table-row table:style-name="ro1">
          <table:table-cell office:value-type="string" calcext:value-type="string">
            <text:p>GenePattern [218]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inux, MAC OS X, Window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ientific workflow system that provides access to more than 150 genomic analysis tools;</text:p>
          </table:table-cell>
        </table:table-row>
        <table:table-row table:style-name="ro1">
          <table:table-cell office:value-type="string" calcext:value-type="string">
            <text:p>GeneProf [219]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inux (it is not tested on <text:s/>Others yet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 web-based, graphical software suite for the analysis of NGS data; To complete the installation IT experience is required.</text:p>
          </table:table-cell>
        </table:table-row>
        <table:table-row table:style-name="ro1">
          <table:table-cell office:value-type="string" calcext:value-type="string">
            <text:p>Kepler (bioKepler) [220]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inux, MAC OS X, Windows; <text:s/>&gt; 1 GB RAM, <text:s/>2 GHz CPU 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ee software with a graphic user interface system for managing scientific workflows; supports hierarchy in workflows to create modular components.;</text:p>
          </table:table-cell>
        </table:table-row>
        <table:table-row table:style-name="ro1">
          <table:table-cell office:value-type="string" calcext:value-type="string">
            <text:p>KNIME [221]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ux, MAC OS X, Window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n source platform for graphically building and editing workflows and data analysis pipelines; includes some NGS analysis programs, which are mostly for filtering and manipulating VCF files;</text:p>
          </table:table-cell>
        </table:table-row>
        <table:table-row table:style-name="ro1">
          <table:table-cell office:value-type="string" calcext:value-type="string">
            <text:p>LONI Pipeline [222]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inux, MAC OS X, Window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rkflow processing application where executables can be used by creating dedicated wrappers; provides a few NGS analysis pipelines and users can apply for an account to download and use the software;</text:p>
          </table:table-cell>
        </table:table-row>
        <table:table-row table:style-name="ro1">
          <table:table-cell office:value-type="string" calcext:value-type="string">
            <text:p>Moa [223]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inu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 command line based management system allows users to write and executes workflows; offers some NGS support, mainly for aligning reads to a reference genome;</text:p>
          </table:table-cell>
        </table:table-row>
        <table:table-row table:style-name="ro1">
          <table:table-cell office:value-type="string" calcext:value-type="string">
            <text:p>Tavaxy [224]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tool combines the web interface of Galaxy, with the complexity of Taverna.</text:p>
          </table:table-cell>
        </table:table-row>
        <table:table-row table:style-name="ro1">
          <table:table-cell office:value-type="string" calcext:value-type="string">
            <text:p>Taverna [225]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inux, MAC OS X, Window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n source, web-service based workflow management application with a large library of existing tools that operate on genomic sequences; does not ship with any prepackaged sequence analysis tools and integrating the tools requires some programming experience;</text:p>
          </table:table-cell>
        </table:table-row>
        <table:table-row table:style-name="ro1">
          <table:table-cell table:style-name="ce3" office:value-type="string" calcext:value-type="string">
            <text:p><text:span text:style-name="T1">Yabi </text:span>[226]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inux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Currently, only a trial version is available and users need to request for an account. The public available version does not contain predefined workflows for NGS analysi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11:28:01.116331973</meta:creation-date>
    <dc:date>2017-08-04T11:28:14.501059014</dc:date>
    <meta:editing-duration>PT13S</meta:editing-duration>
    <meta:editing-cycles>1</meta:editing-cycles>
    <meta:document-statistic meta:table-count="1" meta:cell-count="117" meta:object-count="0"/>
    <meta:generator>LibreOffice/5.3.4.2$Linux_X86_64 LibreOffice_project/30m0$Build-2</meta:generator>
  </office:meta>
</office:document-meta>
</file>